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14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976cm"/>
    </style:style>
    <style:style style:name="co5" style:family="table-column">
      <style:table-column-properties fo:break-before="auto" style:column-width="2.5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Illuminanc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Gain [ua/lux]</text:p>
          </table:table-cell>
          <table:table-cell office:value-type="float" office:value="0.75" calcext:value-type="float">
            <text:p>0,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ad resistor [kOhm]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C bit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ce gain</text:p>
          </table:table-cell>
          <table:table-cell office:value-type="float" office:value="3.43" calcext:value-type="float">
            <text:p>3,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ce offset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c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.5" calcext:value-type="float">
            <text:p>4,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ref</text:p>
          </table:table-cell>
          <table:table-cell office:value-type="float" office:value="1.1" calcext:value-type="float">
            <text:p>1,1</text:p>
          </table:table-cell>
          <table:table-cell office:value-type="float" office:value="4.5" calcext:value-type="float">
            <text:p>4,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illuminance [lux]</text:p>
          </table:table-cell>
          <table:table-cell office:value-type="string" calcext:value-type="string">
            <text:p>output [V]</text:p>
          </table:table-cell>
          <table:table-cell table:number-columns-repeated="5" office:value-type="string" calcext:value-type="string">
            <text:p>ADC value</text:p>
          </table:table-cell>
        </table:table-row>
        <table:table-row table:style-name="ro1">
          <table:table-cell office:value-type="string" calcext:value-type="string">
            <text:p>Giornata nuvolosa</text:p>
          </table:table-cell>
          <table:table-cell office:value-type="float" office:value="1000" calcext:value-type="float">
            <text:p>1000</text:p>
          </table:table-cell>
          <table:table-cell table:formula="of:=[.$B$2]*([.$B$4]*[.$C$6] + [.$B$5])*[.B9]/100000" office:value-type="float" office:value="682.9" calcext:value-type="float">
            <text:p>682,9</text:p>
          </table:table-cell>
          <table:table-cell table:formula="of:=MIN(ROUND(([.$B$2]*([.$B$4]*[.D$6] + [.$B$5])*[.$B9]/100000) / [.D$7] * (2^[.$B$3]-1); 0); 2^[.$B$3]-1)" office:value-type="float" office:value="1023" calcext:value-type="float">
            <text:p>1023</text:p>
          </table:table-cell>
          <table:table-cell table:formula="of:=MIN(ROUND(([.$B$2]*([.$B$4]*[.E$6] + [.$B$5])*[.$B9]/100000) / [.E$7] * (2^[.$B$3]-1); 0); 2^[.$B$3]-1)" office:value-type="float" office:value="1023" calcext:value-type="float">
            <text:p>1023</text:p>
          </table:table-cell>
          <table:table-cell table:formula="of:=MIN(ROUND(([.$B$2]*([.$B$4]*[.F$6] + [.$B$5])*[.$B9]/100000) / [.F$7] * (2^[.$B$3]-1); 0); 2^[.$B$3]-1)" office:value-type="float" office:value="1023" calcext:value-type="float">
            <text:p>1023</text:p>
          </table:table-cell>
          <table:table-cell table:formula="of:=MIN(ROUND(([.$B$2]*([.$B$4]*[.G$6] + [.$B$5])*[.$B9]/100000) / [.G$7] * (2^[.$B$3]-1); 0); 2^[.$B$3]-1)" office:value-type="float" office:value="1023" calcext:value-type="float">
            <text:p>1023</text:p>
          </table:table-cell>
          <table:table-cell table:formula="of:=MIN(ROUND(([.$B$2]*([.$B$4]*[.H$6] + [.$B$5])*[.$B9]/100000) / [.H$7] * (2^[.$B$3]-1); 0); 2^[.$B$3]-1)"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Giornata buia</text:p>
          </table:table-cell>
          <table:table-cell office:value-type="float" office:value="100" calcext:value-type="float">
            <text:p>100</text:p>
          </table:table-cell>
          <table:table-cell table:formula="of:=[.$B$2]*([.$B$4]*[.$C$6] + [.$B$5])*[.B10]/100000" office:value-type="float" office:value="68.29" calcext:value-type="float">
            <text:p>68,29</text:p>
          </table:table-cell>
          <table:table-cell table:formula="of:=MIN(ROUND(([.$B$2]*([.$B$4]*[.D$6] + [.$B$5])*[.$B10]/100000) / [.D$7] * (2^[.$B$3]-1); 0); 2^[.$B$3]-1)" office:value-type="float" office:value="1023" calcext:value-type="float">
            <text:p>1023</text:p>
          </table:table-cell>
          <table:table-cell table:formula="of:=MIN(ROUND(([.$B$2]*([.$B$4]*[.E$6] + [.$B$5])*[.$B10]/100000) / [.E$7] * (2^[.$B$3]-1); 0); 2^[.$B$3]-1)" office:value-type="float" office:value="1023" calcext:value-type="float">
            <text:p>1023</text:p>
          </table:table-cell>
          <table:table-cell table:formula="of:=MIN(ROUND(([.$B$2]*([.$B$4]*[.F$6] + [.$B$5])*[.$B10]/100000) / [.F$7] * (2^[.$B$3]-1); 0); 2^[.$B$3]-1)" office:value-type="float" office:value="1023" calcext:value-type="float">
            <text:p>1023</text:p>
          </table:table-cell>
          <table:table-cell table:formula="of:=MIN(ROUND(([.$B$2]*([.$B$4]*[.G$6] + [.$B$5])*[.$B10]/100000) / [.G$7] * (2^[.$B$3]-1); 0); 2^[.$B$3]-1)" office:value-type="float" office:value="1023" calcext:value-type="float">
            <text:p>1023</text:p>
          </table:table-cell>
          <table:table-cell table:formula="of:=MIN(ROUND(([.$B$2]*([.$B$4]*[.H$6] + [.$B$5])*[.$B10]/100000) / [.H$7] * (2^[.$B$3]-1); 0); 2^[.$B$3]-1)"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Crepuscolo</text:p>
          </table:table-cell>
          <table:table-cell office:value-type="float" office:value="10" calcext:value-type="float">
            <text:p>10</text:p>
          </table:table-cell>
          <table:table-cell table:formula="of:=[.$B$2]*([.$B$4]*[.$C$6] + [.$B$5])*[.B11]/100000" office:value-type="float" office:value="6.829" calcext:value-type="float">
            <text:p>6,829</text:p>
          </table:table-cell>
          <table:table-cell table:formula="of:=MIN(ROUND(([.$B$2]*([.$B$4]*[.D$6] + [.$B$5])*[.$B11]/100000) / [.D$7] * (2^[.$B$3]-1); 0); 2^[.$B$3]-1)" office:value-type="float" office:value="1023" calcext:value-type="float">
            <text:p>1023</text:p>
          </table:table-cell>
          <table:table-cell table:formula="of:=MIN(ROUND(([.$B$2]*([.$B$4]*[.E$6] + [.$B$5])*[.$B11]/100000) / [.E$7] * (2^[.$B$3]-1); 0); 2^[.$B$3]-1)" office:value-type="float" office:value="1023" calcext:value-type="float">
            <text:p>1023</text:p>
          </table:table-cell>
          <table:table-cell table:formula="of:=MIN(ROUND(([.$B$2]*([.$B$4]*[.F$6] + [.$B$5])*[.$B11]/100000) / [.F$7] * (2^[.$B$3]-1); 0); 2^[.$B$3]-1)" office:value-type="float" office:value="1023" calcext:value-type="float">
            <text:p>1023</text:p>
          </table:table-cell>
          <table:table-cell table:formula="of:=MIN(ROUND(([.$B$2]*([.$B$4]*[.G$6] + [.$B$5])*[.$B11]/100000) / [.G$7] * (2^[.$B$3]-1); 0); 2^[.$B$3]-1)" office:value-type="float" office:value="1023" calcext:value-type="float">
            <text:p>1023</text:p>
          </table:table-cell>
          <table:table-cell table:formula="of:=MIN(ROUND(([.$B$2]*([.$B$4]*[.H$6] + [.$B$5])*[.$B11]/100000) / [.H$7] * (2^[.$B$3]-1); 0); 2^[.$B$3]-1)" office:value-type="float" office:value="1023" calcext:value-type="float">
            <text:p>102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$B$2]*([.$B$4]*[.$C$6] + [.$B$5])*[.B12]/100000" office:value-type="float" office:value="3.4145" calcext:value-type="float">
            <text:p>3,4145</text:p>
          </table:table-cell>
          <table:table-cell table:formula="of:=MIN(ROUND(([.$B$2]*([.$B$4]*[.D$6] + [.$B$5])*[.$B12]/100000) / [.D$7] * (2^[.$B$3]-1); 0); 2^[.$B$3]-1)" office:value-type="float" office:value="1023" calcext:value-type="float">
            <text:p>1023</text:p>
          </table:table-cell>
          <table:table-cell table:formula="of:=MIN(ROUND(([.$B$2]*([.$B$4]*[.E$6] + [.$B$5])*[.$B12]/100000) / [.E$7] * (2^[.$B$3]-1); 0); 2^[.$B$3]-1)" office:value-type="float" office:value="835" calcext:value-type="float">
            <text:p>835</text:p>
          </table:table-cell>
          <table:table-cell table:formula="of:=MIN(ROUND(([.$B$2]*([.$B$4]*[.F$6] + [.$B$5])*[.$B12]/100000) / [.F$7] * (2^[.$B$3]-1); 0); 2^[.$B$3]-1)" office:value-type="float" office:value="917" calcext:value-type="float">
            <text:p>917</text:p>
          </table:table-cell>
          <table:table-cell table:formula="of:=MIN(ROUND(([.$B$2]*([.$B$4]*[.G$6] + [.$B$5])*[.$B12]/100000) / [.G$7] * (2^[.$B$3]-1); 0); 2^[.$B$3]-1)" office:value-type="float" office:value="1023" calcext:value-type="float">
            <text:p>1023</text:p>
          </table:table-cell>
          <table:table-cell table:formula="of:=MIN(ROUND(([.$B$2]*([.$B$4]*[.H$6] + [.$B$5])*[.$B12]/100000) / [.H$7] * (2^[.$B$3]-1); 0); 2^[.$B$3]-1)" office:value-type="float" office:value="1023" calcext:value-type="float">
            <text:p>102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B$2]*([.$B$4]*[.$C$6] + [.$B$5])*[.B13]/100000" office:value-type="float" office:value="0.6829" calcext:value-type="float">
            <text:p>0,6829</text:p>
          </table:table-cell>
          <table:table-cell table:formula="of:=MIN(ROUND(([.$B$2]*([.$B$4]*[.D$6] + [.$B$5])*[.$B13]/100000) / [.D$7] * (2^[.$B$3]-1); 0); 2^[.$B$3]-1)" office:value-type="float" office:value="683" calcext:value-type="float">
            <text:p>683</text:p>
          </table:table-cell>
          <table:table-cell table:formula="of:=MIN(ROUND(([.$B$2]*([.$B$4]*[.E$6] + [.$B$5])*[.$B13]/100000) / [.E$7] * (2^[.$B$3]-1); 0); 2^[.$B$3]-1)" office:value-type="float" office:value="167" calcext:value-type="float">
            <text:p>167</text:p>
          </table:table-cell>
          <table:table-cell table:formula="of:=MIN(ROUND(([.$B$2]*([.$B$4]*[.F$6] + [.$B$5])*[.$B13]/100000) / [.F$7] * (2^[.$B$3]-1); 0); 2^[.$B$3]-1)" office:value-type="float" office:value="183" calcext:value-type="float">
            <text:p>183</text:p>
          </table:table-cell>
          <table:table-cell table:formula="of:=MIN(ROUND(([.$B$2]*([.$B$4]*[.G$6] + [.$B$5])*[.$B13]/100000) / [.G$7] * (2^[.$B$3]-1); 0); 2^[.$B$3]-1)" office:value-type="float" office:value="205" calcext:value-type="float">
            <text:p>205</text:p>
          </table:table-cell>
          <table:table-cell table:formula="of:=MIN(ROUND(([.$B$2]*([.$B$4]*[.H$6] + [.$B$5])*[.$B13]/100000) / [.H$7] * (2^[.$B$3]-1); 0); 2^[.$B$3]-1)" office:value-type="float" office:value="233" calcext:value-type="float">
            <text:p>233</text:p>
          </table:table-cell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table:formula="of:=[.$B$2]*([.$B$4]*[.$C$6] + [.$B$5])*[.B14]/100000" office:value-type="float" office:value="0.34145" calcext:value-type="float">
            <text:p>0,34145</text:p>
          </table:table-cell>
          <table:table-cell table:formula="of:=MIN(ROUND(([.$B$2]*([.$B$4]*[.D$6] + [.$B$5])*[.$B14]/100000) / [.D$7] * (2^[.$B$3]-1); 0); 2^[.$B$3]-1)" office:value-type="float" office:value="341" calcext:value-type="float">
            <text:p>341</text:p>
          </table:table-cell>
          <table:table-cell table:formula="of:=MIN(ROUND(([.$B$2]*([.$B$4]*[.E$6] + [.$B$5])*[.$B14]/100000) / [.E$7] * (2^[.$B$3]-1); 0); 2^[.$B$3]-1)" office:value-type="float" office:value="83" calcext:value-type="float">
            <text:p>83</text:p>
          </table:table-cell>
          <table:table-cell table:formula="of:=MIN(ROUND(([.$B$2]*([.$B$4]*[.F$6] + [.$B$5])*[.$B14]/100000) / [.F$7] * (2^[.$B$3]-1); 0); 2^[.$B$3]-1)" office:value-type="float" office:value="92" calcext:value-type="float">
            <text:p>92</text:p>
          </table:table-cell>
          <table:table-cell table:formula="of:=MIN(ROUND(([.$B$2]*([.$B$4]*[.G$6] + [.$B$5])*[.$B14]/100000) / [.G$7] * (2^[.$B$3]-1); 0); 2^[.$B$3]-1)" office:value-type="float" office:value="102" calcext:value-type="float">
            <text:p>102</text:p>
          </table:table-cell>
          <table:table-cell table:formula="of:=MIN(ROUND(([.$B$2]*([.$B$4]*[.H$6] + [.$B$5])*[.$B14]/100000) / [.H$7] * (2^[.$B$3]-1); 0); 2^[.$B$3]-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Luna piena</text:p>
          </table:table-cell>
          <table:table-cell office:value-type="float" office:value="0.1" calcext:value-type="float">
            <text:p>0,1</text:p>
          </table:table-cell>
          <table:table-cell table:formula="of:=[.$B$2]*([.$B$4]*[.$C$6] + [.$B$5])*[.B15]/100000" office:value-type="float" office:value="0.06829" calcext:value-type="float">
            <text:p>0,06829</text:p>
          </table:table-cell>
          <table:table-cell table:formula="of:=MIN(ROUND(([.$B$2]*([.$B$4]*[.D$6] + [.$B$5])*[.$B15]/100000) / [.D$7] * (2^[.$B$3]-1); 0); 2^[.$B$3]-1)" office:value-type="float" office:value="68" calcext:value-type="float">
            <text:p>68</text:p>
          </table:table-cell>
          <table:table-cell table:formula="of:=MIN(ROUND(([.$B$2]*([.$B$4]*[.E$6] + [.$B$5])*[.$B15]/100000) / [.E$7] * (2^[.$B$3]-1); 0); 2^[.$B$3]-1)" office:value-type="float" office:value="17" calcext:value-type="float">
            <text:p>17</text:p>
          </table:table-cell>
          <table:table-cell table:formula="of:=MIN(ROUND(([.$B$2]*([.$B$4]*[.F$6] + [.$B$5])*[.$B15]/100000) / [.F$7] * (2^[.$B$3]-1); 0); 2^[.$B$3]-1)" office:value-type="float" office:value="18" calcext:value-type="float">
            <text:p>18</text:p>
          </table:table-cell>
          <table:table-cell table:formula="of:=MIN(ROUND(([.$B$2]*([.$B$4]*[.G$6] + [.$B$5])*[.$B15]/100000) / [.G$7] * (2^[.$B$3]-1); 0); 2^[.$B$3]-1)" office:value-type="float" office:value="20" calcext:value-type="float">
            <text:p>20</text:p>
          </table:table-cell>
          <table:table-cell table:formula="of:=MIN(ROUND(([.$B$2]*([.$B$4]*[.H$6] + [.$B$5])*[.$B15]/100000) / [.H$7] * (2^[.$B$3]-1); 0); 2^[.$B$3]-1)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table:formula="of:=[.$B$2]*([.$B$4]*[.$C$6] + [.$B$5])*[.B16]/100000" office:value-type="float" office:value="0.034145" calcext:value-type="float">
            <text:p>0,034145</text:p>
          </table:table-cell>
          <table:table-cell table:formula="of:=MIN(ROUND(([.$B$2]*([.$B$4]*[.D$6] + [.$B$5])*[.$B16]/100000) / [.D$7] * (2^[.$B$3]-1); 0); 2^[.$B$3]-1)" office:value-type="float" office:value="34" calcext:value-type="float">
            <text:p>34</text:p>
          </table:table-cell>
          <table:table-cell table:formula="of:=MIN(ROUND(([.$B$2]*([.$B$4]*[.E$6] + [.$B$5])*[.$B16]/100000) / [.E$7] * (2^[.$B$3]-1); 0); 2^[.$B$3]-1)" office:value-type="float" office:value="8" calcext:value-type="float">
            <text:p>8</text:p>
          </table:table-cell>
          <table:table-cell table:formula="of:=MIN(ROUND(([.$B$2]*([.$B$4]*[.F$6] + [.$B$5])*[.$B16]/100000) / [.F$7] * (2^[.$B$3]-1); 0); 2^[.$B$3]-1)" office:value-type="float" office:value="9" calcext:value-type="float">
            <text:p>9</text:p>
          </table:table-cell>
          <table:table-cell table:formula="of:=MIN(ROUND(([.$B$2]*([.$B$4]*[.G$6] + [.$B$5])*[.$B16]/100000) / [.G$7] * (2^[.$B$3]-1); 0); 2^[.$B$3]-1)" office:value-type="float" office:value="10" calcext:value-type="float">
            <text:p>10</text:p>
          </table:table-cell>
          <table:table-cell table:formula="of:=MIN(ROUND(([.$B$2]*([.$B$4]*[.H$6] + [.$B$5])*[.$B16]/100000) / [.H$7] * (2^[.$B$3]-1); 0); 2^[.$B$3]-1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0.01" calcext:value-type="float">
            <text:p>0,01</text:p>
          </table:table-cell>
          <table:table-cell table:formula="of:=[.$B$2]*([.$B$4]*[.$C$6] + [.$B$5])*[.B17]/100000" office:value-type="float" office:value="0.006829" calcext:value-type="float">
            <text:p>0,006829</text:p>
          </table:table-cell>
          <table:table-cell table:formula="of:=MIN(ROUND(([.$B$2]*([.$B$4]*[.D$6] + [.$B$5])*[.$B17]/100000) / [.D$7] * (2^[.$B$3]-1); 0); 2^[.$B$3]-1)" office:value-type="float" office:value="7" calcext:value-type="float">
            <text:p>7</text:p>
          </table:table-cell>
          <table:table-cell table:formula="of:=MIN(ROUND(([.$B$2]*([.$B$4]*[.E$6] + [.$B$5])*[.$B17]/100000) / [.E$7] * (2^[.$B$3]-1); 0); 2^[.$B$3]-1)" office:value-type="float" office:value="2" calcext:value-type="float">
            <text:p>2</text:p>
          </table:table-cell>
          <table:table-cell table:formula="of:=MIN(ROUND(([.$B$2]*([.$B$4]*[.F$6] + [.$B$5])*[.$B17]/100000) / [.F$7] * (2^[.$B$3]-1); 0); 2^[.$B$3]-1)" office:value-type="float" office:value="2" calcext:value-type="float">
            <text:p>2</text:p>
          </table:table-cell>
          <table:table-cell table:formula="of:=MIN(ROUND(([.$B$2]*([.$B$4]*[.G$6] + [.$B$5])*[.$B17]/100000) / [.G$7] * (2^[.$B$3]-1); 0); 2^[.$B$3]-1)" office:value-type="float" office:value="2" calcext:value-type="float">
            <text:p>2</text:p>
          </table:table-cell>
          <table:table-cell table:formula="of:=MIN(ROUND(([.$B$2]*([.$B$4]*[.H$6] + [.$B$5])*[.$B17]/100000) / [.H$7] * (2^[.$B$3]-1); 0); 2^[.$B$3]-1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.001" calcext:value-type="float">
            <text:p>0,001</text:p>
          </table:table-cell>
          <table:table-cell table:formula="of:=[.$B$2]*([.$B$4]*[.$C$6] + [.$B$5])*[.B18]/100000" office:value-type="float" office:value="0.0006829" calcext:value-type="float">
            <text:p>0,0006829</text:p>
          </table:table-cell>
          <table:table-cell table:formula="of:=MIN(ROUND(([.$B$2]*([.$B$4]*[.D$6] + [.$B$5])*[.$B18]/100000) / [.D$7] * (2^[.$B$3]-1); 0); 2^[.$B$3]-1)" office:value-type="float" office:value="1" calcext:value-type="float">
            <text:p>1</text:p>
          </table:table-cell>
          <table:table-cell table:formula="of:=MIN(ROUND(([.$B$2]*([.$B$4]*[.E$6] + [.$B$5])*[.$B18]/100000) / [.E$7] * (2^[.$B$3]-1); 0); 2^[.$B$3]-1)" office:value-type="float" office:value="0" calcext:value-type="float">
            <text:p>0</text:p>
          </table:table-cell>
          <table:table-cell table:formula="of:=MIN(ROUND(([.$B$2]*([.$B$4]*[.F$6] + [.$B$5])*[.$B18]/100000) / [.F$7] * (2^[.$B$3]-1); 0); 2^[.$B$3]-1)" office:value-type="float" office:value="0" calcext:value-type="float">
            <text:p>0</text:p>
          </table:table-cell>
          <table:table-cell table:formula="of:=MIN(ROUND(([.$B$2]*([.$B$4]*[.G$6] + [.$B$5])*[.$B18]/100000) / [.G$7] * (2^[.$B$3]-1); 0); 2^[.$B$3]-1)" office:value-type="float" office:value="0" calcext:value-type="float">
            <text:p>0</text:p>
          </table:table-cell>
          <table:table-cell table:formula="of:=MIN(ROUND(([.$B$2]*([.$B$4]*[.H$6] + [.$B$5])*[.$B18]/100000) / [.H$7] * (2^[.$B$3]-1); 0); 2^[.$B$3]-1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001" calcext:value-type="float">
            <text:p>0,0001</text:p>
          </table:table-cell>
          <table:table-cell table:formula="of:=[.$B$2]*([.$B$4]*[.$C$6] + [.$B$5])*[.B19]/100000" office:value-type="float" office:value="0.00006829" calcext:value-type="float">
            <text:p>0,00006829</text:p>
          </table:table-cell>
          <table:table-cell table:formula="of:=MIN(ROUND(([.$B$2]*([.$B$4]*[.D$6] + [.$B$5])*[.$B19]/100000) / [.D$7] * (2^[.$B$3]-1); 0); 2^[.$B$3]-1)" office:value-type="float" office:value="0" calcext:value-type="float">
            <text:p>0</text:p>
          </table:table-cell>
          <table:table-cell table:formula="of:=MIN(ROUND(([.$B$2]*([.$B$4]*[.E$6] + [.$B$5])*[.$B19]/100000) / [.E$7] * (2^[.$B$3]-1); 0); 2^[.$B$3]-1)" office:value-type="float" office:value="0" calcext:value-type="float">
            <text:p>0</text:p>
          </table:table-cell>
          <table:table-cell table:formula="of:=MIN(ROUND(([.$B$2]*([.$B$4]*[.F$6] + [.$B$5])*[.$B19]/100000) / [.F$7] * (2^[.$B$3]-1); 0); 2^[.$B$3]-1)" office:value-type="float" office:value="0" calcext:value-type="float">
            <text:p>0</text:p>
          </table:table-cell>
          <table:table-cell table:formula="of:=MIN(ROUND(([.$B$2]*([.$B$4]*[.G$6] + [.$B$5])*[.$B19]/100000) / [.G$7] * (2^[.$B$3]-1); 0); 2^[.$B$3]-1)" office:value-type="float" office:value="0" calcext:value-type="float">
            <text:p>0</text:p>
          </table:table-cell>
          <table:table-cell table:formula="of:=MIN(ROUND(([.$B$2]*([.$B$4]*[.H$6] + [.$B$5])*[.$B19]/100000) / [.H$7] * (2^[.$B$3]-1); 0); 2^[.$B$3]-1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00001" calcext:value-type="float">
            <text:p>0,000001</text:p>
          </table:table-cell>
          <table:table-cell table:formula="of:=[.$B$2]*([.$B$4]*[.$C$6] + [.$B$5])*[.B20]/100000" office:value-type="float" office:value="0.0000006829" calcext:value-type="float">
            <text:p>0,0000006829</text:p>
          </table:table-cell>
          <table:table-cell table:formula="of:=MIN(ROUND(([.$B$2]*([.$B$4]*[.D$6] + [.$B$5])*[.$B20]/100000) / [.D$7] * (2^[.$B$3]-1); 0); 2^[.$B$3]-1)" office:value-type="float" office:value="0" calcext:value-type="float">
            <text:p>0</text:p>
          </table:table-cell>
          <table:table-cell table:formula="of:=MIN(ROUND(([.$B$2]*([.$B$4]*[.E$6] + [.$B$5])*[.$B20]/100000) / [.E$7] * (2^[.$B$3]-1); 0); 2^[.$B$3]-1)" office:value-type="float" office:value="0" calcext:value-type="float">
            <text:p>0</text:p>
          </table:table-cell>
          <table:table-cell table:formula="of:=MIN(ROUND(([.$B$2]*([.$B$4]*[.F$6] + [.$B$5])*[.$B20]/100000) / [.F$7] * (2^[.$B$3]-1); 0); 2^[.$B$3]-1)" office:value-type="float" office:value="0" calcext:value-type="float">
            <text:p>0</text:p>
          </table:table-cell>
          <table:table-cell table:formula="of:=MIN(ROUND(([.$B$2]*([.$B$4]*[.G$6] + [.$B$5])*[.$B20]/100000) / [.G$7] * (2^[.$B$3]-1); 0); 2^[.$B$3]-1)" office:value-type="float" office:value="0" calcext:value-type="float">
            <text:p>0</text:p>
          </table:table-cell>
          <table:table-cell table:formula="of:=MIN(ROUND(([.$B$2]*([.$B$4]*[.H$6] + [.$B$5])*[.$B20]/100000) / [.H$7] * (2^[.$B$3]-1); 0); 2^[.$B$3]-1)" office:value-type="float" office:value="0" calcext:value-type="float">
            <text:p>0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office:value-type="string" calcext:value-type="string">
            <text:p>Thresholds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lux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</table:table>
      <table:table table:name="Power detection" table:style-name="ta1"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Rup</text:p>
          </table:table-cell>
          <table:table-cell office:value-type="float" office:value="2.43" calcext:value-type="float">
            <text:p>2,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d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C bits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Vref</text:p>
          </table:table-cell>
          <table:table-cell office:value-type="string" calcext:value-type="string">
            <text:p>Vscaled</text:p>
          </table:table-cell>
          <table:table-cell office:value-type="string" calcext:value-type="string">
            <text:p>Vratio</text:p>
          </table:table-cell>
          <table:table-cell office:value-type="string" calcext:value-type="string">
            <text:p>ADC out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float" office:value="4.5" calcext:value-type="float">
            <text:p>4,5</text:p>
          </table:table-cell>
          <table:table-cell table:formula="of:=[.A5]*[.B$2]/([.B$2]+[.B$1])" office:value-type="float" office:value="1.31195335276968" calcext:value-type="float">
            <text:p>1,31195335276968</text:p>
          </table:table-cell>
          <table:table-cell table:formula="of:=[.C5]/[.B5]" office:value-type="float" office:value="0.291545189504373" calcext:value-type="float">
            <text:p>0,291545189504373</text:p>
          </table:table-cell>
          <table:table-cell table:formula="of:=MIN(ROUND([.D5]*(2^[.B$3]-1);0); 2^[.B$3]-1)" office:value-type="float" office:value="74" calcext:value-type="float">
            <text:p>74</text:p>
          </table:table-cell>
          <table:table-cell office:value-type="string" calcext:value-type="string">
            <text:p>No load, power on</text:p>
          </table:table-cell>
        </table:table-row>
        <table:table-row table:style-name="ro1">
          <table:table-cell office:value-type="float" office:value="0.257" calcext:value-type="float">
            <text:p>0,257</text:p>
          </table:table-cell>
          <table:table-cell office:value-type="float" office:value="4.2" calcext:value-type="float">
            <text:p>4,2</text:p>
          </table:table-cell>
          <table:table-cell table:formula="of:=[.A6]*[.B$2]/([.B$2]+[.B$1])" office:value-type="float" office:value="0.0749271137026239" calcext:value-type="float">
            <text:p>0,0749271137026239</text:p>
          </table:table-cell>
          <table:table-cell table:formula="of:=[.C6]/[.B6]" office:value-type="float" office:value="0.0178397889768152" calcext:value-type="float">
            <text:p>0,0178397889768152</text:p>
          </table:table-cell>
          <table:table-cell table:formula="of:=MIN(ROUND([.D6]*(2^[.B$3]-1);0); 2^[.B$3]-1)" office:value-type="float" office:value="5" calcext:value-type="float">
            <text:p>5</text:p>
          </table:table-cell>
          <table:table-cell office:value-type="string" calcext:value-type="string">
            <text:p>Full battery, power off, voltage due to diode reverse current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3.7" calcext:value-type="float">
            <text:p>3,7</text:p>
          </table:table-cell>
          <table:table-cell table:formula="of:=[.A7]*[.B$2]/([.B$2]+[.B$1])" office:value-type="float" office:value="1.31195335276968" calcext:value-type="float">
            <text:p>1,31195335276968</text:p>
          </table:table-cell>
          <table:table-cell table:formula="of:=[.C7]/[.B7]" office:value-type="float" office:value="0.354581987235048" calcext:value-type="float">
            <text:p>0,354581987235048</text:p>
          </table:table-cell>
          <table:table-cell table:formula="of:=MIN(ROUND([.D7]*(2^[.B$3]-1);0); 2^[.B$3]-1)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3" calcext:value-type="float">
            <text:p>3</text:p>
          </table:table-cell>
          <table:table-cell table:formula="of:=[.A8]*[.B$2]/([.B$2]+[.B$1])" office:value-type="float" office:value="1.31195335276968" calcext:value-type="float">
            <text:p>1,31195335276968</text:p>
          </table:table-cell>
          <table:table-cell table:formula="of:=[.C8]/[.B8]" office:value-type="float" office:value="0.43731778425656" calcext:value-type="float">
            <text:p>0,43731778425656</text:p>
          </table:table-cell>
          <table:table-cell table:formula="of:=MIN(ROUND([.D8]*(2^[.B$3]-1);0); 2^[.B$3]-1)"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1.1" calcext:value-type="float">
            <text:p>1,1</text:p>
          </table:table-cell>
          <table:table-cell table:formula="of:=[.A9]*[.B$2]/([.B$2]+[.B$1])" office:value-type="float" office:value="1.31195335276968" calcext:value-type="float">
            <text:p>1,31195335276968</text:p>
          </table:table-cell>
          <table:table-cell table:formula="of:=[.C9]/[.B9]" office:value-type="float" office:value="1.19268486615425" calcext:value-type="float">
            <text:p>1,19268486615425</text:p>
          </table:table-cell>
          <table:table-cell table:formula="of:=MIN(ROUND([.D9]*(2^[.B$3]-1);0); 2^[.B$3]-1)"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0.257" calcext:value-type="float">
            <text:p>0,257</text:p>
          </table:table-cell>
          <table:table-cell office:value-type="float" office:value="1.1" calcext:value-type="float">
            <text:p>1,1</text:p>
          </table:table-cell>
          <table:table-cell table:formula="of:=[.A10]*[.B$2]/([.B$2]+[.B$1])" office:value-type="float" office:value="0.0749271137026239" calcext:value-type="float">
            <text:p>0,0749271137026239</text:p>
          </table:table-cell>
          <table:table-cell table:formula="of:=[.C10]/[.B10]" office:value-type="float" office:value="0.0681155579114763" calcext:value-type="float">
            <text:p>0,0681155579114763</text:p>
          </table:table-cell>
          <table:table-cell table:formula="of:=MIN(ROUND([.D10]*(2^[.B$3]-1);0); 2^[.B$3]-1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1.1" calcext:value-type="float">
            <text:p>1,1</text:p>
          </table:table-cell>
          <table:table-cell table:formula="of:=[.A11]*[.B$2]/([.B$2]+[.B$1])" office:value-type="float" office:value="1.31195335276968" calcext:value-type="float">
            <text:p>1,31195335276968</text:p>
          </table:table-cell>
          <table:table-cell table:formula="of:=[.C11]/[.B11]" office:value-type="float" office:value="1.19268486615425" calcext:value-type="float">
            <text:p>1,19268486615425</text:p>
          </table:table-cell>
          <table:table-cell table:formula="of:=MIN(ROUND([.D11]*(2^[.B$3]-1);0); 2^[.B$3]-1)"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1.1" calcext:value-type="float">
            <text:p>1,1</text:p>
          </table:table-cell>
          <table:table-cell table:formula="of:=[.A12]*[.B$2]/([.B$2]+[.B$1])" office:value-type="float" office:value="1.31195335276968" calcext:value-type="float">
            <text:p>1,31195335276968</text:p>
          </table:table-cell>
          <table:table-cell table:formula="of:=[.C12]/[.B12]" office:value-type="float" office:value="1.19268486615425" calcext:value-type="float">
            <text:p>1,19268486615425</text:p>
          </table:table-cell>
          <table:table-cell table:formula="of:=MIN(ROUND([.D12]*(2^[.B$3]-1);0); 2^[.B$3]-1)"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1.1" calcext:value-type="float">
            <text:p>1,1</text:p>
          </table:table-cell>
          <table:table-cell table:formula="of:=[.A13]*[.B$2]/([.B$2]+[.B$1])" office:value-type="float" office:value="1.31195335276968" calcext:value-type="float">
            <text:p>1,31195335276968</text:p>
          </table:table-cell>
          <table:table-cell table:formula="of:=[.C13]/[.B13]" office:value-type="float" office:value="1.19268486615425" calcext:value-type="float">
            <text:p>1,19268486615425</text:p>
          </table:table-cell>
          <table:table-cell table:formula="of:=MIN(ROUND([.D13]*(2^[.B$3]-1);0); 2^[.B$3]-1)" office:value-type="float" office:value="255" calcext:value-type="float">
            <text:p>255</text:p>
          </table:table-cell>
          <table:table-cell/>
        </table:table-row>
      </table:table>
      <table:table table:name="brightness" table:style-name="ta1"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Setting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PWM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*12.5" office:value-type="float" office:value="12.5" calcext:value-type="float">
            <text:p>12,5</text:p>
          </table:table-cell>
          <table:table-cell table:formula="of:=255/100*[.B2]" office:value-type="float" office:value="31.875" calcext:value-type="float">
            <text:p>31,87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]*12.5" office:value-type="float" office:value="25" calcext:value-type="float">
            <text:p>25</text:p>
          </table:table-cell>
          <table:table-cell table:formula="of:=255/100*[.B3]" office:value-type="float" office:value="63.75" calcext:value-type="float">
            <text:p>63,7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]*12.5" office:value-type="float" office:value="37.5" calcext:value-type="float">
            <text:p>37,5</text:p>
          </table:table-cell>
          <table:table-cell table:formula="of:=255/100*[.B4]" office:value-type="float" office:value="95.625" calcext:value-type="float">
            <text:p>95,6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]*12.5" office:value-type="float" office:value="50" calcext:value-type="float">
            <text:p>50</text:p>
          </table:table-cell>
          <table:table-cell table:formula="of:=255/100*[.B5]" office:value-type="float" office:value="127.5" calcext:value-type="float">
            <text:p>127,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]*12.5" office:value-type="float" office:value="62.5" calcext:value-type="float">
            <text:p>62,5</text:p>
          </table:table-cell>
          <table:table-cell table:formula="of:=255/100*[.B6]" office:value-type="float" office:value="159.375" calcext:value-type="float">
            <text:p>159,37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]*12.5" office:value-type="float" office:value="75" calcext:value-type="float">
            <text:p>75</text:p>
          </table:table-cell>
          <table:table-cell table:formula="of:=255/100*[.B7]" office:value-type="float" office:value="191.25" calcext:value-type="float">
            <text:p>191,2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8]*12.5" office:value-type="float" office:value="87.5" calcext:value-type="float">
            <text:p>87,5</text:p>
          </table:table-cell>
          <table:table-cell table:formula="of:=255/100*[.B8]" office:value-type="float" office:value="223.125" calcext:value-type="float">
            <text:p>223,1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9]*12.5" office:value-type="float" office:value="100" calcext:value-type="float">
            <text:p>100</text:p>
          </table:table-cell>
          <table:table-cell table:formula="of:=255/100*[.B9]" office:value-type="float" office:value="255" calcext:value-type="float">
            <text:p>255</text:p>
          </table:table-cell>
          <table:table-cell/>
        </table:table-row>
      </table:table>
      <table:table table:name="timeout" table:style-name="ta1"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ett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illi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104" calcext:value-type="float">
            <text:p>15,104</text:p>
          </table:table-cell>
          <table:table-cell table:formula="of:=[.B2]*1000" office:value-type="float" office:value="15104" calcext:value-type="float">
            <text:p>15104</text:p>
          </table:table-cell>
          <table:table-cell table:formula="of:=DEC2HEX([.C2])" office:value-type="string" office:string-value="3B00" calcext:value-type="string">
            <text:p>3B00</text:p>
          </table:table-cell>
          <table:table-cell office:value-type="string" calcext:value-type="string">
            <text:p>3B00</text:p>
          </table:table-cell>
          <table:table-cell table:formula="of:=HEX2DEC([.E2])" office:value-type="float" office:value="15104" calcext:value-type="float">
            <text:p>15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.208" calcext:value-type="float">
            <text:p>30,208</text:p>
          </table:table-cell>
          <table:table-cell table:formula="of:=[.B3]*1000" office:value-type="float" office:value="30208" calcext:value-type="float">
            <text:p>30208</text:p>
          </table:table-cell>
          <table:table-cell table:formula="of:=DEC2HEX([.C3])" office:value-type="string" office:string-value="7600" calcext:value-type="string">
            <text:p>7600</text:p>
          </table:table-cell>
          <table:table-cell table:style-name="ce1" office:value-type="float" office:value="7600" calcext:value-type="float">
            <text:p>7600</text:p>
          </table:table-cell>
          <table:table-cell table:formula="of:=HEX2DEC([.E3])" office:value-type="float" office:value="30208" calcext:value-type="float">
            <text:p>3020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5.056" calcext:value-type="float">
            <text:p>45,056</text:p>
          </table:table-cell>
          <table:table-cell table:formula="of:=[.B4]*1000" office:value-type="float" office:value="45056" calcext:value-type="float">
            <text:p>45056</text:p>
          </table:table-cell>
          <table:table-cell table:formula="of:=DEC2HEX([.C4])" office:value-type="string" office:string-value="B000" calcext:value-type="string">
            <text:p>B000</text:p>
          </table:table-cell>
          <table:table-cell office:value-type="string" calcext:value-type="string">
            <text:p>B000</text:p>
          </table:table-cell>
          <table:table-cell table:formula="of:=HEX2DEC([.E4])" office:value-type="float" office:value="45056" calcext:value-type="float">
            <text:p>450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.16" calcext:value-type="float">
            <text:p>60,16</text:p>
          </table:table-cell>
          <table:table-cell table:formula="of:=[.B5]*1000" office:value-type="float" office:value="60160" calcext:value-type="float">
            <text:p>60160</text:p>
          </table:table-cell>
          <table:table-cell table:formula="of:=DEC2HEX([.C5])" office:value-type="string" office:string-value="EB00" calcext:value-type="string">
            <text:p>EB00</text:p>
          </table:table-cell>
          <table:table-cell office:value-type="string" calcext:value-type="string">
            <text:p>EB00</text:p>
          </table:table-cell>
          <table:table-cell table:formula="of:=HEX2DEC([.E5])" office:value-type="float" office:value="60160" calcext:value-type="float">
            <text:p>60160</text:p>
          </table:table-cell>
        </table:table-row>
      </table:table>
      <table:table table:name="timer" table:style-name="ta1"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_clk →</text:p>
          </table:table-cell>
          <table:table-cell office:value-type="float" office:value="9600000" calcext:value-type="float">
            <text:p>96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caler bits</text:p>
          </table:table-cell>
          <table:table-cell office:value-type="string" calcext:value-type="string">
            <text:p>Prescale value</text:p>
          </table:table-cell>
          <table:table-cell office:value-type="string" calcext:value-type="string">
            <text:p>F_clk_timer</text:p>
          </table:table-cell>
          <table:table-cell office:value-type="string" calcext:value-type="string">
            <text:p>F_pwm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$B$1]/[.B3]" office:value-type="float" office:value="9600000" calcext:value-type="float">
            <text:p>9600000</text:p>
          </table:table-cell>
          <table:table-cell table:formula="of:=[.C3]/256" office:value-type="float" office:value="37500" calcext:value-type="float">
            <text:p>375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$B$1]/[.B4]" office:value-type="float" office:value="1200000" calcext:value-type="float">
            <text:p>1200000</text:p>
          </table:table-cell>
          <table:table-cell table:formula="of:=[.C4]/256" office:value-type="float" office:value="4687.5" calcext:value-type="float">
            <text:p>4687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formula="of:=[.$B$1]/[.B5]" office:value-type="float" office:value="150000" calcext:value-type="float">
            <text:p>150000</text:p>
          </table:table-cell>
          <table:table-cell table:formula="of:=[.C5]/256" office:value-type="float" office:value="585.9375" calcext:value-type="float">
            <text:p>585,93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table:formula="of:=[.$B$1]/[.B6]" office:value-type="float" office:value="37500" calcext:value-type="float">
            <text:p>37500</text:p>
          </table:table-cell>
          <table:table-cell table:formula="of:=[.C6]/256" office:value-type="float" office:value="146.484375" calcext:value-type="float">
            <text:p>146,4843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formula="of:=[.$B$1]/[.B7]" office:value-type="float" office:value="9375" calcext:value-type="float">
            <text:p>9375</text:p>
          </table:table-cell>
          <table:table-cell table:formula="of:=[.C7]/256" office:value-type="float" office:value="36.62109375" calcext:value-type="float">
            <text:p>36,621093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it" fo:country="IT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5">00/00/0000</text:date>, <text:time style:data-style-name="N2" text:time-value="09:14:18.1297685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1-09T11:30:40.517286555</meta:creation-date>
    <meta:generator>LibreOffice/25.2.1.2$Linux_X86_64 LibreOffice_project/520$Build-2</meta:generator>
    <dc:date>2025-04-05T10:25:34.070136532</dc:date>
    <meta:editing-duration>P29DT12H38M20S</meta:editing-duration>
    <meta:editing-cycles>11</meta:editing-cycles>
    <meta:document-statistic meta:table-count="5" meta:cell-count="274" meta:object-count="0"/>
  </office:meta>
</office:document-meta>
</file>